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48000003E1ADED0AE561A3C438.png" manifest:media-type="image/png"/>
  <manifest:file-entry manifest:full-path="Pictures/1000020100000800000004637082431DE8590962.png" manifest:media-type="image/png"/>
  <manifest:file-entry manifest:full-path="Pictures/100002010000012C000000E6C022C20AC94FA900.png" manifest:media-type="image/png"/>
  <manifest:file-entry manifest:full-path="Pictures/10000201000002540000027058565EC36F79C7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93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name="Google Shape;68;p14" draw:style-name="gr1" draw:text-style-name="P1" draw:layer="layout" svg:width="3.817cm" svg:height="3.999cm" svg:x="16.092cm" svg:y="7.514cm">
          <draw:image xlink:href="Pictures/10000201000002540000027058565EC36F79C78D.png" xlink:type="simple" xlink:show="embed" xlink:actuate="onLoad" loext:mime-type="image/png">
            <text:p/>
          </draw:image>
        </draw:frame>
        <draw:frame draw:name="Google Shape;69;p14" draw:style-name="gr1" draw:text-style-name="P1" draw:layer="layout" svg:width="3.549cm" svg:height="2.721cm" svg:x="12.651cm" svg:y="7.9cm">
          <draw:image xlink:href="Pictures/100002010000012C000000E6C022C20AC94FA900.png" xlink:type="simple" xlink:show="embed" xlink:actuate="onLoad" loext:mime-type="image/png">
            <text:p/>
          </draw:image>
        </draw:frame>
        <draw:frame draw:name="Google Shape;70;p14" draw:style-name="gr2" draw:text-style-name="P1" draw:layer="layout" svg:width="6.36cm" svg:height="3.999cm" svg:x="7.237cm" svg:y="7.024cm">
          <draw:image xlink:href="Pictures/1000020100000800000004637082431DE8590962.png" xlink:type="simple" xlink:show="embed" xlink:actuate="onLoad" loext:mime-type="image/png">
            <text:p/>
          </draw:image>
        </draw:frame>
        <draw:frame draw:style-name="gr3" draw:text-style-name="P2" draw:layer="layout" svg:width="10.505cm" svg:height="3.318cm" svg:x="5.795cm" svg:y="9.389cm">
          <draw:image xlink:href="Pictures/1000020100000C48000003E1ADED0AE561A3C43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ik Heistermann</meta:initial-creator>
    <meta:creation-date>2024-05-28T09:08:50.491116473</meta:creation-date>
    <dc:date>2024-05-28T13:17:52.170105231</dc:date>
    <dc:creator>Maik Heistermann</dc:creator>
    <meta:editing-duration>PT3H51M29S</meta:editing-duration>
    <meta:editing-cycles>2</meta:editing-cycles>
    <meta:generator>LibreOffice/6.4.7.2$Linux_X86_64 LibreOffice_project/40$Build-2</meta:generator>
    <meta:document-statistic meta:object-count="27"/>
  </office:meta>
</office:document-meta>
</file>